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>import pandas as pd</text:p>
      <text:p text:style-name="Standard">import scipy.integrate as integrate</text:p>
      <text:p text:style-name="Standard"/>
      <text:p text:style-name="Standard"/>
      <text:p text:style-name="Standard">def wavefunction(xi,xf,N,b=1):</text:p>
      <text:p text:style-name="Standard"><text:s text:c="4"/>x=np.linspace(xi,xf,N)</text:p>
      <text:p text:style-name="Standard"><text:s text:c="4"/>wave=[]</text:p>
      <text:p text:style-name="Standard"><text:s text:c="4"/>for i in x:</text:p>
      <text:p text:style-name="Standard"><text:s text:c="12"/>wave_= (2/np.pi)**(1/4)*(np.exp(-i**2))</text:p>
      <text:p text:style-name="Standard"><text:s text:c="12"/>wave.append(wave_)</text:p>
      <text:p text:style-name="Standard"><text:s text:c="4"/>return x,wave</text:p>
      <text:p text:style-name="Standard">a,c=wavefunction(-3,3,1000)</text:p>
      <text:p text:style-name="Standard">plt.title("Probability in Position Space")</text:p>
      <text:p text:style-name="Standard">plt.xlabel("x")</text:p>
      <text:p text:style-name="Standard">plt.ylabel("$U(x)^2$")</text:p>
      <text:p text:style-name="Standard">plt.plot(a,np.power(c,2))</text:p>
      <text:p text:style-name="Standard">plt.grid()</text:p>
      <text:p text:style-name="Standard">plt.show()</text:p>
      <text:p text:style-name="Standard"/>
      <text:p text:style-name="Standard">anjali=complex(0,1)</text:p>
      <text:p text:style-name="Standard"/>
      <text:p text:style-name="Standard">def function(xi,xf,N,c):</text:p>
      <text:p text:style-name="Standard"><text:s text:c="4"/>x=np.linspace(xi,xf,N)</text:p>
      <text:p text:style-name="Standard"><text:s text:c="4"/>k=np.linspace(-10,10,N)</text:p>
      <text:p text:style-name="Standard"><text:s text:c="4"/>value=[]</text:p>
      <text:p text:style-name="Standard"><text:s text:c="4"/>for i in k:</text:p>
      <text:p text:style-name="Standard"><text:s text:c="8"/>value_=np.exp(-anjali*i*x)</text:p>
      <text:p text:style-name="Standard"><text:s text:c="8"/>m_v=c*value_</text:p>
      <text:p text:style-name="Standard"><text:s text:c="8"/>d=integrate.simps(m_v,x)</text:p>
      <text:p text:style-name="Standard"><text:s text:c="8"/>value.append(d)</text:p>
      <text:p text:style-name="Standard"><text:s text:c="4"/>a=integrate.simps(np.power(value,2),x)</text:p>
      <text:p text:style-name="Standard"><text:s text:c="4"/>value1=(value)/(a)</text:p>
      <text:p text:style-name="Standard"><text:s text:c="4"/>return k,value1</text:p>
      <text:p text:style-name="Standard"/>
      <text:p text:style-name="Standard">k,v=function(-3,3,1000,c)</text:p>
      <text:p text:style-name="Standard">plt.plot(k,abs(v**2),label='Probability plot')</text:p>
      <text:p text:style-name="Standard">plt.xlabel(" K ")</text:p>
      <text:p text:style-name="Standard">plt.ylabel("$U(k)^2$")</text:p>
      <text:p text:style-name="Standard">plt.title("Probability in Momentum Space")</text:p>
      <text:p text:style-name="Standard">plt.grid()</text:p>
      <text:p text:style-name="Standard">plt.show()</text:p>
      <text:p text:style-name="Standard"/>
      <text:p text:style-name="Standard">def time_evalution(v,a,t):</text:p>
      <text:p text:style-name="Standard"><text:s text:c="4"/>k=np.linspace(-10,10,1000)</text:p>
      <text:p text:style-name="Standard"><text:s text:c="4"/>val=[]</text:p>
      <text:p text:style-name="Standard"><text:s text:c="4"/>for i in range(len(a)):</text:p>
      <text:p text:style-name="Standard"><text:s text:c="8"/>factor=np.exp((-anjali*(k*a[i] -(k**2)*t)))</text:p>
      <text:p text:style-name="Standard"><text:s text:c="8"/>value=np.array(v)*factor</text:p>
      <text:p text:style-name="Standard"><text:s text:c="8"/>d=integrate.simps(value,k)</text:p>
      <text:p text:style-name="Standard"><text:s text:c="8"/>val.append(d)</text:p>
      <text:p text:style-name="Standard"><text:soft-page-break/><text:s text:c="4"/>norm=integrate.simps(np.power(val,2),k) <text:s text:c="2"/></text:p>
      <text:p text:style-name="Standard"><text:s text:c="4"/>eval_val=val/np.sqrt(norm)</text:p>
      <text:p text:style-name="Standard"><text:s text:c="4"/>return k,eval_val</text:p>
      <text:p text:style-name="Standard"/>
      <text:p text:style-name="Standard">t=np.arange(0,2.1,0.1) <text:s/></text:p>
      <text:p text:style-name="Standard">for i in t:</text:p>
      <text:p text:style-name="Standard"><text:s text:c="4"/>n,m=time_evalution(v,a,i)</text:p>
      <text:p text:style-name="Standard"><text:s text:c="4"/>plt.plot(n,abs(np.power(m,2)),label='t=' +str(i))</text:p>
      <text:p text:style-name="Standard">plt.legend()</text:p>
      <text:p text:style-name="Standard">plt.xlabel("x")</text:p>
      <text:p text:style-name="Standard">plt.ylabel("$U(x)^2$")</text:p>
      <text:p text:style-name="Standard">plt.title("Probability density at different time in position space ")</text:p>
      <text:p text:style-name="Standard">plt.grid()</text:p>
      <text:p text:style-name="Standard">plt.show()</text:p>
      <text:p text:style-name="Standard"/>
      <text:p text:style-name="Standard">c=complex(0,-1)</text:p>
      <text:p text:style-name="Standard">def guassian_constant(xi,xf,N,A):</text:p>
      <text:p text:style-name="Standard"><text:s text:c="4"/>x=np.linspace(xi,xf,N)</text:p>
      <text:p text:style-name="Standard"><text:s text:c="4"/>k=np.linspace(-10,10,N)</text:p>
      <text:p text:style-name="Standard"><text:s text:c="4"/>nc=[]; ft_list=[] </text:p>
      <text:p text:style-name="Standard"><text:s text:c="4"/>for i in x:</text:p>
      <text:p text:style-name="Standard"><text:s text:c="8"/>nc.append(np.power(2/np.pi , 1/4))#normalisation constant of wave func</text:p>
      <text:p text:style-name="Standard"><text:s text:c="4"/>for i in k:#ft </text:p>
      <text:p text:style-name="Standard"><text:s text:c="8"/>ft=(1/np.sqrt(2*np.pi))* integrate.simps((nc*np.exp(-3*x**2))*np.exp(c*i*x),x)</text:p>
      <text:p text:style-name="Standard"><text:s text:c="8"/>ft_list.append(ft) </text:p>
      <text:p text:style-name="Standard"><text:s text:c="4"/>wvfn=integrate.simps(np.power(ft_list,2),x)</text:p>
      <text:p text:style-name="Standard"><text:s text:c="4"/>nwvfn=(ft_list)/(np.sqrt(wvfn))</text:p>
      <text:p text:style-name="Standard"><text:s text:c="4"/>plt.scatter(x,nwvfn**2)</text:p>
      <text:p text:style-name="Standard"><text:s text:c="4"/>plt.grid()</text:p>
      <text:p text:style-name="Standard"><text:s text:c="4"/>plt.xlabel('x')</text:p>
      <text:p text:style-name="Standard"><text:s text:c="4"/>plt.ylabel("$U(x)^2$")</text:p>
      <text:p text:style-name="Standard"><text:s text:c="4"/>plt.title("Probability Density of Guassian Wave packet at t=0")</text:p>
      <text:p text:style-name="Standard"><text:s text:c="4"/>plt.show()</text:p>
      <text:p text:style-name="Standard"><text:s text:c="4"/>return nwvfn,x</text:p>
      <text:p text:style-name="Standard"/>
      <text:p text:style-name="Standard"/>
      <text:p text:style-name="Standard"/>
      <text:p text:style-name="Standard">def gaussian(xi,xf,t,N,A):</text:p>
      <text:p text:style-name="Standard"><text:s text:c="4"/>k=np.linspace(-10,10,N)</text:p>
      <text:p text:style-name="Standard"><text:s text:c="4"/>u,x = guassian_constant(xi,xf,N,A)</text:p>
      <text:p text:style-name="Standard"><text:s text:c="4"/>for j in t:</text:p>
      <text:p text:style-name="Standard"><text:s text:c="8"/>wave=[] <text:s text:c="7"/></text:p>
      <text:p text:style-name="Standard"><text:s text:c="8"/>for i in x:</text:p>
      <text:p text:style-name="Standard"><text:s text:c="12"/>wv_fn_=(1/np.sqrt(2*np.pi))*integrate.simps(u*np.exp(c*(i*k-(k**2)*j)),k)</text:p>
      <text:p text:style-name="Standard"><text:s text:c="12"/>wave.append(wv_fn_)</text:p>
      <text:p text:style-name="Standard"><text:s text:c="8"/>wv_norm=wave/np.sqrt(integrate.simps(np.power(wave,2),k))</text:p>
      <text:p text:style-name="Standard"><text:s text:c="8"/>plt.plot(k,abs(wv_norm**2),label=f't={np.round(j,2)}')</text:p>
      <text:p text:style-name="Standard"><text:s text:c="8"/>plt.xlabel("x")</text:p>
      <text:p text:style-name="Standard"><text:s text:c="8"/>plt.ylabel("$U(x)^2$")</text:p>
      <text:p text:style-name="Standard"><text:s text:c="8"/>plt.title("Probability Density for momentum at different time of a Guassian wave packet")</text:p>
      <text:p text:style-name="Standard"><text:s text:c="8"/>plt.legend()</text:p>
      <text:p text:style-name="Standard"><text:s text:c="4"/>plt.grid()</text:p>
      <text:p text:style-name="Standard"><text:soft-page-break/><text:s text:c="4"/>plt.show()</text:p>
      <text:p text:style-name="Standard"><text:s text:c="4"/>return wv_norm</text:p>
      <text:p text:style-name="Standard">t=np.arange(0,2.1,0.1)</text:p>
      <text:p text:style-name="Standard">s=gaussian(-3,3,t,1000,1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21:02:58.745479182</meta:creation-date>
    <dc:date>2022-11-16T21:03:13.751783214</dc:date>
    <meta:editing-duration>PT16S</meta:editing-duration>
    <meta:editing-cycles>1</meta:editing-cycles>
    <meta:document-statistic meta:table-count="0" meta:image-count="0" meta:object-count="0" meta:page-count="3" meta:paragraph-count="97" meta:word-count="191" meta:character-count="2773" meta:non-whitespace-character-count="2307"/>
    <meta:generator>LibreOffice/6.4.7.2$Linux_X86_64 LibreOffice_project/40$Build-2</meta:generator>
  </office:meta>
</office:document-meta>
</file>